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65" style:family="table">
      <style:table-properties style:width="16.168cm" fo:margin-left="0.46cm" fo:margin-right="0.37cm" table:align="margins" style:writing-mode="lr-tb"/>
    </style:style>
    <style:style style:name="Tabla65.A" style:family="table-column">
      <style:table-column-properties style:column-width="8.056cm" style:rel-column-width="32653*"/>
    </style:style>
    <style:style style:name="Tabla65.B" style:family="table-column">
      <style:table-column-properties style:column-width="8.112cm" style:rel-column-width="32882*"/>
    </style:style>
    <style:style style:name="Tabla6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5.B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a6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5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5.A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5.A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0" style:family="table">
      <style:table-properties style:width="16.168cm" fo:margin-left="0.43cm" fo:margin-right="0.4cm" table:align="margins" style:writing-mode="lr-tb"/>
    </style:style>
    <style:style style:name="Tabla70.A" style:family="table-column">
      <style:table-column-properties style:column-width="8.07cm" style:rel-column-width="32712*"/>
    </style:style>
    <style:style style:name="Tabla70.B" style:family="table-column">
      <style:table-column-properties style:column-width="8.098cm" style:rel-column-width="32823*"/>
    </style:style>
    <style:style style:name="Tabla70.A1" style:family="table-cell">
      <style:table-cell-properties style:vertical-align="middle" fo:padding="0.097cm" fo:border="0.5pt solid #000000"/>
    </style:style>
    <style:style style:name="Tabla7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0.3" style:family="table-row">
      <style:table-row-properties style:min-row-height="1.124cm"/>
    </style:style>
    <style:style style:name="Tabla71" style:family="table">
      <style:table-properties style:width="16.159cm" fo:margin-left="0.42cm" fo:margin-right="0.42cm" table:align="margins" style:writing-mode="lr-tb"/>
    </style:style>
    <style:style style:name="Tabla71.A" style:family="table-column">
      <style:table-column-properties style:column-width="16.159cm" style:rel-column-width="65535*"/>
    </style:style>
    <style:style style:name="Tabla71.A1" style:family="table-cell">
      <style:table-cell-properties fo:padding="0.097cm" fo:border="0.5pt solid #000000"/>
    </style:style>
    <style:style style:name="Tabla7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2" style:family="table">
      <style:table-properties style:width="16.159cm" fo:margin-left="0.42cm" fo:margin-right="0.42cm" table:align="margins" style:writing-mode="lr-tb"/>
    </style:style>
    <style:style style:name="Tabla72.A" style:family="table-column">
      <style:table-column-properties style:column-width="16.159cm" style:rel-column-width="65535*"/>
    </style:style>
    <style:style style:name="Tabla72.A1" style:family="table-cell">
      <style:table-cell-properties style:vertical-align="middle" fo:padding="0.097cm" fo:border="0.5pt solid #000000"/>
    </style:style>
    <style:style style:name="Tabla7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155cm" fo:margin-left="0.407cm" fo:margin-right="0.436cm" table:align="margins" style:writing-mode="lr-tb"/>
    </style:style>
    <style:style style:name="Tabla2.A" style:family="table-column">
      <style:table-column-properties style:column-width="16.155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288cm" fo:keep-together="auto"/>
    </style:style>
    <style:style style:name="Tabla2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font-weight="bold" style:font-weight-asian="bold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5" style:family="paragraph" style:parent-style-name="Table_20_Contents">
      <style:paragraph-properties fo:text-align="justify" style:justify-single-word="false" style:snap-to-layout-grid="false"/>
      <style:text-properties style:use-window-font-color="true" style:font-name="Arial1" fo:font-weight="normal" style:font-weight-asian="normal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fo:color="#000000" style:font-name="ari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 style:font-weight-complex="bold"/>
    </style:style>
    <style:style style:name="P11" style:family="paragraph" style:parent-style-name="Standard" style:list-style-name="L1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2" style:family="paragraph" style:parent-style-name="Standard" style:list-style-name="L1" style:master-page-name="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3" style:family="paragraph" style:parent-style-name="UC_5f_NormalAzul" style:list-style-name="WW8Num8">
      <style:paragraph-properties fo:text-align="justify" style:justify-single-word="false" fo:hyphenation-ladder-count="no-limit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P14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6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8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9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20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Table_20_Contents">
      <style:paragraph-properties fo:margin-left="0.953cm" fo:margin-right="0cm" fo:text-align="justify" style:justify-single-word="false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margin-left="0.953cm" fo:margin-right="0cm" fo:text-align="justify" style:justify-single-word="false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/>
    </style:style>
    <style:style style:name="T8" style:family="text">
      <style:text-properties style:use-window-font-color="true" style:font-name="Arial" fo:font-weight="normal" style:font-weight-asian="normal" style:font-weight-complex="normal"/>
    </style:style>
    <style:style style:name="T9" style:family="text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Arial" fo:font-size="12pt" fo:font-weight="normal" style:font-weight-asian="normal" style:font-weight-complex="normal"/>
    </style:style>
    <style:style style:name="T11" style:family="text">
      <style:text-properties style:use-window-font-color="true" style:font-name="Arial" fo:font-size="12pt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use-window-font-color="true" fo:font-size="12pt" style:font-weight-complex="normal"/>
    </style:style>
    <style:style style:name="T16" style:family="text">
      <style:text-properties style:use-window-font-color="true" fo:font-size="12pt" fo:font-weight="normal" style:font-weight-asian="normal" style:font-weight-complex="normal"/>
    </style:style>
    <style:style style:name="T1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arial"/>
    </style:style>
    <style:style style:name="T19" style:family="text">
      <style:text-properties style:use-window-font-color="true" style:font-name="arial" fo:font-weight="normal" style:font-weight-asian="normal" style:font-weight-complex="normal"/>
    </style:style>
    <style:style style:name="T20" style:family="text">
      <style:text-properties style:use-window-font-color="true" style:font-name="arial" fo:font-size="12pt" style:font-weight-complex="normal"/>
    </style:style>
    <style:style style:name="T21" style:family="text">
      <style:text-properties style:use-window-font-color="true" style:font-name="arial" fo:font-size="12pt" fo:font-weight="normal" style:font-weight-asian="normal" style:font-weight-complex="normal"/>
    </style:style>
    <style:style style:name="T22" style:family="text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Arial" fo:font-weight="bold" style:font-weight-asian="bold" style:font-weight-complex="bold"/>
    </style:style>
    <style:style style:name="T25" style:family="text">
      <style:text-properties style:font-name="arial"/>
    </style:style>
    <style:style style:name="T26" style:family="text">
      <style:text-properties style:font-name="arial" fo:font-weight="bold" style:font-weight-asian="bold" style:font-weight-complex="bold"/>
    </style:style>
    <style:style style:name="T27" style:family="text">
      <style:text-properties style:font-name="arial" fo:font-weight="normal" style:font-weight-asian="normal" style:font-weight-complex="normal"/>
    </style:style>
    <style:style style:name="T28" style:family="text">
      <style:text-properties style:font-name="arial" fo:font-size="12pt" style:font-weight-complex="normal"/>
    </style:style>
    <style:style style:name="T29" style:family="text">
      <style:text-properties style:font-name="arial" fo:font-size="12pt" fo:font-weight="normal" style:font-weight-asian="normal" style:font-weight-complex="normal"/>
    </style:style>
    <style:style style:name="T3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color="#000000" style:font-name="arial"/>
    </style:style>
    <style:style style:name="T32" style:family="text">
      <style:text-properties fo:color="#000000" style:font-name="arial" fo:font-weight="normal" style:font-weight-asian="normal" style:font-weight-complex="normal"/>
    </style:style>
    <style:style style:name="T33" style:family="text">
      <style:text-properties fo:color="#000000" style:font-name="arial" fo:font-size="12pt" style:font-weight-complex="normal"/>
    </style:style>
    <style:style style:name="T34" style:family="text">
      <style:text-properties fo:color="#000000" style:font-name="arial" fo:font-size="12pt" fo:font-weight="normal" style:font-weight-asian="normal" style:font-weight-complex="normal"/>
    </style:style>
    <style:style style:name="T35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color="#000000" style:font-name="arial" fo:font-weight="bold" style:font-weight-asian="bold" style:font-weight-complex="bold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rear Comité Cambios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15">Nombre del Caso de Uso: <text:span text:style-name="T23">Crear Comité Cambios.</text:span></text:p>
          </table:table-cell>
          <table:table-cell table:style-name="Tabla65.B1" office:value-type="string">
            <text:p text:style-name="P15">Nro. de Caso de Uso: CU 38</text:p>
          </table:table-cell>
        </table:table-row>
        <table:table-row>
          <table:table-cell table:style-name="Tabla65.A5" table:number-columns-spanned="2" office:value-type="string">
            <text:p text:style-name="P15">Actor Principal: <text:span text:style-name="T23">Líder del Proyecto.</text:span></text:p>
          </table:table-cell>
          <table:covered-table-cell/>
        </table:table-row>
        <table:table-row>
          <table:table-cell table:style-name="Tabla65.A5" table:number-columns-spanned="2" office:value-type="string">
            <text:p text:style-name="P15">Objetivo: <text:span text:style-name="T23">Permite asignar un Comité de Cambios para un Proyecto determinado. </text:span></text:p>
          </table:table-cell>
          <table:covered-table-cell/>
        </table:table-row>
        <table:table-row>
          <table:table-cell table:style-name="Tabla65.A5" table:number-columns-spanned="2" office:value-type="string">
            <text:p text:style-name="P15">Pre-Condiciones: </text:p>
            <text:p text:style-name="P15"><text:span text:style-name="T23">1 </text:span><text:bookmark-start text:name="__DdeLink__18009_15333373412"/><text:span text:style-name="T23">–</text:span><text:bookmark-end text:name="__DdeLink__18009_15333373412"/><text:span text:style-name="T23"> </text:span><text:span text:style-name="T23">Debe estar existir un usuario Líder del Proyecto.</text:span></text:p>
            <text:p text:style-name="P2"><text:span text:style-name="UC_5f_NormalAzul_20_Car"><text:span text:style-name="T31">2 – El Líder del proyecto debe haber iniciado sesión exitosamente y estar con la sesión abierta.</text:span></text:span></text:p>
            <text:p text:style-name="P5"><text:span text:style-name="UC_5f_NormalAzul_20_Car"><text:span text:style-name="T31">3 </text:span></text:span><text:bookmark-start text:name="__DdeLink__18841_153333734111"/><text:span text:style-name="UC_5f_NormalAzul_20_Car"><text:span text:style-name="T31">–</text:span></text:span><text:bookmark-end text:name="__DdeLink__18841_153333734111"/><text:span text:style-name="UC_5f_NormalAzul_20_Car"><text:span text:style-name="T31"> El proyecto no debe haber iniciado.</text:span></text:span></text:p>
          </table:table-cell>
          <table:covered-table-cell/>
        </table:table-row>
        <table:table-row>
          <table:table-cell table:style-name="Tabla65.A5" table:number-columns-spanned="2" office:value-type="string">
            <text:p text:style-name="P15">Post-Condiciones:</text:p>
            <text:p text:style-name="P6"><text:span text:style-name="UC_5f_NormalAzul_20_Car"><text:span text:style-name="T32">1 </text:span></text:span><text:bookmark-start text:name="__DdeLink__18009_153333734121"/><text:span text:style-name="UC_5f_NormalAzul_20_Car"><text:span text:style-name="T32">–</text:span></text:span><text:bookmark-end text:name="__DdeLink__18009_153333734121"/><text:span text:style-name="UC_5f_NormalAzul_20_Car"><text:span text:style-name="T32"> El Líder del Proyecto agrega el Comité Cambios al proyecto.</text:span></text:span></text:p>
          </table:table-cell>
          <table:covered-table-cell/>
        </table:table-row>
      </table:table>
      <text:p text:style-name="P8"/>
      <text:p text:style-name="P3"><text:span text:style-name="T33">Diagramas de casos de uso relacionados: </text:span><text:span text:style-name="UC_5f_NormalAzul_20_Car"><text:span text:style-name="T34">Diagrama de Casos de Uso de Módulo de Administración.</text:span></text:span></text:p>
      <text:p text:style-name="P8"/>
      <table:table table:name="Tabla70" table:style-name="Tabla70">
        <table:table-column table:style-name="Tabla70.A"/>
        <table:table-column table:style-name="Tabla70.B"/>
        <table:table-row>
          <table:table-cell table:style-name="Tabla70.A1" table:number-columns-spanned="2" office:value-type="string">
            <text:p text:style-name="P15">CURSO NORMAL(Camino exitoso)</text:p>
            <text:p text:style-name="P15"/>
          </table:table-cell>
          <table:covered-table-cell/>
        </table:table-row>
        <table:table-row>
          <table:table-cell table:style-name="Tabla70.A2" office:value-type="string">
            <text:p text:style-name="P15">Usuario</text:p>
          </table:table-cell>
          <table:table-cell table:style-name="Tabla70.B2" office:value-type="string">
            <text:p text:style-name="P15">Sistema</text:p>
          </table:table-cell>
        </table:table-row>
        <table:table-row table:style-name="Tabla70.3">
          <table:table-cell table:style-name="Tabla70.A2" office:value-type="string">
            <text:p text:style-name="P17">1 <text:bookmark-start text:name="__DdeLink__18773_15333373411"/><text:span text:style-name="T23">–</text:span><text:bookmark-end text:name="__DdeLink__18773_15333373411"/> El Líder selecciona la opción Agregar Comité Cambios.</text:p>
          </table:table-cell>
          <table:table-cell table:style-name="Tabla70.B2" office:value-type="string">
            <text:p text:style-name="P17">2 <text:span text:style-name="T23">–</text:span> El Sistema lista los Usuarios pertenecientes al Proyecto. </text:p>
          </table:table-cell>
        </table:table-row>
        <table:table-row table:style-name="Tabla70.3">
          <table:table-cell table:style-name="Tabla70.A2" office:value-type="string">
            <text:p text:style-name="P17">3 <text:span text:style-name="T23">–</text:span> El Líder selecciona los Usuarios que desea que formen parte del Comité e indica si él formara parte del mismo también.</text:p>
          </table:table-cell>
          <table:table-cell table:style-name="Tabla70.B2" office:value-type="string">
            <text:p text:style-name="P17"/>
          </table:table-cell>
        </table:table-row>
        <table:table-row table:style-name="Tabla70.3">
          <table:table-cell table:style-name="Tabla70.A2" office:value-type="string">
            <text:p text:style-name="P17">4 <text:span text:style-name="T23">–</text:span> El Líder de Proyecto selecciona la opción <text:span text:style-name="T23">Guardar</text:span>.</text:p>
          </table:table-cell>
          <table:table-cell table:style-name="Tabla70.B2" office:value-type="string">
            <text:p text:style-name="P9">5 – El Sistema verifica que el Proyecto no haya inicializado, también que el número de miembros del Comité de Cambios sea impar.</text:p>
          </table:table-cell>
        </table:table-row>
        <table:table-row table:style-name="Tabla70.3">
          <table:table-cell table:style-name="Tabla70.A2" office:value-type="string">
            <text:p text:style-name="P17"/>
          </table:table-cell>
          <table:table-cell table:style-name="Tabla70.B2" office:value-type="string">
            <text:p text:style-name="P9">6 – El Sistema muestra un mensaje de creación exitosa al Líder de Proyecto.</text:p>
          </table:table-cell>
        </table:table-row>
      </table:table>
      <text:p text:style-name="P8"/>
      <table:table table:name="Tabla71" table:style-name="Tabla71">
        <table:table-column table:style-name="Tabla71.A"/>
        <table:table-row>
          <table:table-cell table:style-name="Tabla71.A1" office:value-type="string">
            <text:p text:style-name="P15">ALTERNATIVAS(Camino exitoso)</text:p>
          </table:table-cell>
        </table:table-row>
        <table:table-row>
          <table:table-cell table:style-name="Tabla71.A2" office:value-type="string">
            <text:list xml:id="list1371552220" text:style-name="WW8Num8">
              <text:list-header>
                <text:p text:style-name="P16">A1. Cancelar Creación de Comité Cambios.</text:p>
                <text:p text:style-name="P13"><text:bookmark-start text:name="__DdeLink__18825_15333373411"/>El Líder dispone de la opción Cancelar en todo momento, en cuyo caso se cierra el formulario de Creación de Comité Cambios y se redirecciona a la página de Administrar Comité Cambios. <text:bookmark-end text:name="__DdeLink__18825_15333373411"/></text:p>
              </text:list-header>
            </text:list>
          </table:table-cell>
        </table:table-row>
      </table:table>
      <text:p text:style-name="P8"/>
      <table:table table:name="Tabla72" table:style-name="Tabla72">
        <table:table-column table:style-name="Tabla72.A"/>
        <table:table-row>
          <table:table-cell table:style-name="Tabla72.A1" office:value-type="string">
            <text:p text:style-name="P10">EXCEPCIONES</text:p>
          </table:table-cell>
        </table:table-row>
        <table:table-row>
          <table:table-cell table:style-name="Tabla72.A2" office:value-type="string">
            <text:list xml:id="list576147490" text:continue-numbering="true" text:style-name="WW8Num8">
              <text:list-header>
                <text:p text:style-name="P20"/>
                <text:p text:style-name="P16">E1 Campos inválidos.</text:p>
                <text:list>
                  <text:list-header>
                    <text:p text:style-name="P18"><text:span text:style-name="T2">E1.1 </text:span><text:span text:style-name="T3">Número de miembros par.</text:span></text:p>
                    <text:p text:style-name="P18"><text:span text:style-name="T2">E1.2 </text:span><text:span text:style-name="T3">No se selecciono ningún miembro.</text:span></text:p>
                    <text:p text:style-name="P18"><text:soft-page-break/><text:span text:style-name="T2">E1.3 </text:span><text:span text:style-name="T3">En todos los casos se debe lanzar un mensaje indicando la invalidez </text:span><text:span text:style-name="T3">de los datos introducidos. </text:span></text:p>
                  </text:list-header>
                </text:list>
                <text:p text:style-name="P16">E2. Proyecto Inicializado.</text:p>
              </text:list-header>
            </text:list>
            <text:p text:style-name="P21">En el caso de que el Proyecto actual ya fue iniciado, no se podrá agregar Comité Cambios. Se notificará al Líder mediante un mensaje que dicha operación es inválida.</text:p>
            <text:list xml:id="list400235801" text:continue-numbering="true" text:style-name="WW8Num8">
              <text:list-header>
                <text:p text:style-name="P16">E3. Proyecto con Comité de Cambios.</text:p>
              </text:list-header>
            </text:list>
            <text:p text:style-name="P21">En el caso de que el Proyecto actual ya cuente con un Comité de Cambios, no se podrá asignar uno nuevo. Un Proyecto solo puede tener asignado un Comité de Cambios.</text:p>
            <text:list xml:id="list804686646" text:continue-numbering="true" text:style-name="WW8Num8">
              <text:list-header>
                <text:p text:style-name="P16"><text:bookmark-start text:name="__DdeLink__18827_15333373411"/>E4. Servidor Web no disponible.</text:p>
              </text:list-header>
            </text:list>
            <text:p text:style-name="P22"><text:bookmark-start text:name="__DdeLink__18829_15333373411"/>Si el Sistema no puede interactuar con el Servidor Web para la Creación del Comité Cambios, el usuario debe ser notificado por medio de un mensaje.<text:bookmark-end text:name="__DdeLink__18829_15333373411"/></text:p>
            <text:p text:style-name="P19"><text:bookmark-end text:name="__DdeLink__18827_15333373411"/></text:p>
          </table:table-cell>
        </table:table-row>
      </table:table>
      <text:p text:style-name="P8"/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><text:span text:style-name="T36">Asociaciones de Extensión: </text:span><text:span text:style-name="UC_5f_NormalAzul_20_Car"><text:span text:style-name="T35">Ninguna.</text:span></text:span></text:p>
          </table:table-cell>
        </table:table-row>
        <table:table-row table:style-name="Tabla2.2">
          <table:table-cell table:style-name="Tabla2.A1" office:value-type="string">
            <text:p text:style-name="P9"><text:span text:style-name="T5">Asociaciones de Inclusión:</text:span> Consultar Usuarios, Consultar Proyecto.</text:p>
          </table:table-cell>
        </table:table-row>
        <table:table-row table:style-name="Tabla2.1">
          <table:table-cell table:style-name="Tabla2.A1" office:value-type="string">
            <text:p text:style-name="P9"><text:span text:style-name="T5">Casos de Uso donde se incluye:</text:span> Ninguno.</text:p>
          </table:table-cell>
        </table:table-row>
        <table:table-row table:style-name="Tabla2.1">
          <table:table-cell table:style-name="Tabla2.A1" office:value-type="string">
            <text:p text:style-name="P9"><text:span text:style-name="T5">Casos de Uso al que extiende:</text:span> Administrar Comité Cambios.</text:p>
          </table:table-cell>
        </table:table-row>
        <table:table-row table:style-name="Tabla2.1">
          <table:table-cell table:style-name="Tabla2.A1" office:value-type="string">
            <text:p text:style-name="P9"><text:span text:style-name="T5">Caso de Uso de Generalización:</text:span> Ninguno.</text:p>
          </table:table-cell>
        </table:table-row>
        <table:table-row table:style-name="Tabla2.1">
          <table:table-cell table:style-name="Tabla2.A6" office:value-type="string">
            <text:p text:style-name="P9"><text:span text:style-name="T5">Requerimientos Funcionales Asociados:</text:span> RF140 al RF143.</text:p>
          </table:table-cell>
        </table:table-row>
      </table:table>
      <text:p text:style-name="P7"/>
      <text:list xml:id="list8568153802" text:style-name="L1">
        <text:list-item>
          <text:list>
            <text:list-item>
              <text:list>
                <text:list-item>
                  <text:list>
                    <text:list-header>
                      <text:p text:style-name="P12"/>
                      <text:p text:style-name="P11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4M26S</meta:editing-duration>
    <meta:editing-cycles>118</meta:editing-cycles>
    <meta:generator>LibreOffice/3.5$Linux_x86 LibreOffice_project/350m1$Build-2</meta:generator>
    <dc:date>2013-03-22T21:50:31</dc:date>
    <dc:creator>raquel </dc:creator>
    <meta:document-statistic meta:table-count="5" meta:image-count="0" meta:object-count="0" meta:page-count="2" meta:paragraph-count="42" meta:word-count="414" meta:character-count="2511" meta:non-whitespace-character-count="2133"/>
    <meta:user-defined meta:name="Info 1"/>
    <meta:user-defined meta:name="Info 2"/>
    <meta:user-defined meta:name="Info 3"/>
    <meta:user-defined meta:name="Info 4"/>
  </office:meta>
</office:document-meta>
</file>